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graphic" style:name="a084a24" style:parent-style-name="Graphics">
      <style:graphic-properties fo:background-color="ffffff" style:horizontal-pos="center" style:horizontal-rel="paragraph" style:vertical-rel="paragraph" style:wrap="none" style:wrap-contour="false"/>
    </style:style>
    <style:style style:family="graphic" style:name="abc40c4" style:parent-style-name="Graphics">
      <style:graphic-properties fo:background-color="ffffff" style:horizontal-pos="center" style:horizontal-rel="paragraph" style:vertical-rel="paragraph" style:wrap="none" style:wrap-contour="false"/>
    </style:style>
    <style:style style:family="graphic" style:name="ac23e17" style:parent-style-name="Graphics">
      <style:graphic-properties fo:background-color="ffffff" style:horizontal-pos="center" style:horizontal-rel="paragraph" style:vertical-rel="paragraph" style:wrap="none" style:wrap-contour="false"/>
    </style:style>
  </office:automatic-styles>
  <office:body>
    <office:text>
      <text:p text:style-name="Standard">Dann eben gelinkt statt eingebaut...</text:p>
      <text:p text:style-name="Standar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text:p>
      <text:p text:style-name="Standard"><draw:frame draw:style-name="ac23e17" svg:height="44.19mm" svg:width="79.38mm" text:anchor-type="paragraph"><draw:image xlink:actuate="onLoad" xlink:href="http://www.open-xchange.com/typo3temp/pics/5ee388afdc.png" xlink:show="embed" xlink:type="simple"/><draw:text-box/></draw:frame>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text:p>
      <text:p text:style-name="Standard"><draw:frame draw:style-name="abc40c4" draw:z-index="1" svg:height="31.49mm" svg:width="59.53mm" text:anchor-type="paragraph"><draw:image xlink:actuate="onLoad" xlink:href="http://www.open-xchange.com/uploads/media/the_ox_story.jpg" xlink:show="embed" xlink:type="simple"/><draw:text-box/></draw:frame>asdfsadfsadf asdfsadfsadf asdfsadfsadf asdfsadfsadf asdfsadfsadasdfsadfsadf asdfsadfsadf asdfsadfsadf asdfsadfsadf asdfsadfsadasdfsadfsadf asdfsadfsadf asdfsadfsadf asdfsadfsad asdfsadfsadasdfsadfsadf asdfsadfsadf asdfsadfsadf asdfsadfsadf asdfsadfsadasdfsadfsadf asdfsadfsadf asdfsadfsadf asdfsadfsadf asdfsadfsadasdfsadfsadf asdfsadfsadf asdfsadfsadf asdfsadfsadf asdfsadfsadasdfsadfsadf asdfsadfsadf asdfsadfsadf asdfsadfsadf asdfsadfsadfsadasdfsadfsadf asdfsadfsadf asdfsadfsadf asdfsadfsadf asdfsadfsadasdfsadfsadf asdfsadfsadf asdfsadfsadf asdfsadfsadf asdfsadfsadasdfsadfs</text:p>
      <text:p text:style-name="Standard"><draw:frame draw:style-name="a084a24" draw:z-index="2" svg:height="37.04mm" svg:width="61.12mm" text:anchor-type="paragraph"><draw:image xlink:actuate="onLoad" xlink:href="http://www.open-xchange.com/fileadmin/user_upload/open-xchange/image/landing/ase/ase_desktop_webinar_7.png" xlink:show="embed" xlink:type="simple"/><draw:text-box/></draw:frame>fsadasdfsadfsadf asdfsadfsadf asdfsadfsadf asdfsadfsadf asdfsadfsadasdfsadfsadf asdfsadfsadffsadasdfsadfsadf asdfsadfsadf asdfsadfsadf asdfsadfsadf asdfsadfsadasdfsadfsadf asdfsadfsadf asdfsadfsadf asdfsadfsadf asdfsadfsadasdfsadfsfsadasdfsadfsadf asdfsadfsadf asdfsadfsadf asdfsadfsadf asdfsadfsadasdfsadfsadf asdfsadfsadf asdfsadfsadf asdfsadfsadf asdfsadfsadasdfsadfs asdfsadfsadf asdfsadfsadf asdfsadfsadasdfsadfs</text:p>
      <text:p text:style-name="Standard">asdfsadfsadf asdfsadfsadf asdfsadfsadf asdfsadfsadf asdfsadfsadf</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US" fo:font-size="12.0pt" fo:language="en" style:font-name="Times New Roman" style:font-name-asian="Andale Sans UI" style:font-name-complex="Tahoma" style:font-size-asian="12.0pt" style:use-window-font-color="true"/>
    </style:default-style>
    <style:style style:family="paragraph" style:name="Standard" style:parent-style-name="default_paragraph_style">
      <style:text-properties fo:language="zxx"/>
    </style:style>
    <style:style style:family="paragraph" style:name="Heading" style:next-style-name="Text_20_body" style:parent-style-name="Standard">
      <style:paragraph-properties fo:margin-bottom="2.12mm" fo:margin-top="4.23mm"/>
      <style:text-properties fo:font-size="14.0pt" style:font-name="Arial" style:font-name-asian="Andale Sans UI" style:font-name-complex="Tahoma"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Tahoma1"/>
    </style:style>
    <style:style style:family="paragraph" style:name="Index" style:parent-style-name="Standard">
      <style:text-properties style:font-name-complex="Tahoma1"/>
    </style:style>
    <style:style style:family="paragraph" style:name="Caption" style:parent-style-name="Standard">
      <style:paragraph-properties fo:margin-bottom="2.12mm" fo:margin-top="2.12mm"/>
      <style:text-properties fo:font-size="12.0pt" fo:font-style="italic" style:font-name-complex="Tahoma1" style:font-size-asian="12.0pt" style:font-style-asian="italic" style:font-style-complex="italic"/>
    </style:style>
    <style:default-style style:family="graphic">
      <style:text-properties fo:country="US" fo:font-size="12.0pt" fo:language="en" style:font-size-asian="12.0pt" style:use-window-font-color="true"/>
    </style:default-style>
    <style:style style:family="graphic" style:name="Graphics" style:parent-style-name="default_drawing_style">
      <style:graphic-properties style:horizontal-pos="center" style:horizontal-rel="paragraph" style:vertical-pos="top" style:vertical-rel="paragraph"/>
    </style: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38</dc:date>
    <meta:editing-cycles>2</meta:editing-cycles>
    <meta:editing-duration>PT0.005S</meta:editing-duration>
  </office:meta>
</office:document-meta>
</file>